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officeooo:rsid="001bd22f" officeooo:paragraph-rsid="001bd22f"/>
    </style:style>
    <style:style style:name="P2"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Times New Roman" officeooo:rsid="001bd22f" officeooo:paragraph-rsid="001bd22f"/>
    </style:style>
    <style:style style:name="P3" style:family="paragraph" style:parent-style-name="Standard">
      <loext:graphic-properties draw:fill="none"/>
      <style:paragraph-properties fo:margin-left="1cm" fo:margin-right="0cm" fo:text-indent="0cm" style:auto-text-indent="false" fo:background-color="transparent"/>
      <style:text-properties style:font-name="Times New Roman" officeooo:rsid="001bd22f" officeooo:paragraph-rsid="001bd22f"/>
    </style:style>
    <style:style style:name="P4" style:family="paragraph" style:parent-style-name="Standard">
      <loext:graphic-properties draw:fill="none"/>
      <style:paragraph-properties fo:margin-left="1cm" fo:margin-right="0cm" fo:text-indent="0cm" style:auto-text-indent="false" fo:background-color="transparent"/>
      <style:text-properties style:font-name="Times New Roman" officeooo:rsid="001c612a" officeooo:paragraph-rsid="001c612a"/>
    </style:style>
    <style:style style:name="P5"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Times New Roman" officeooo:rsid="001c612a" officeooo:paragraph-rsid="001c612a"/>
    </style:style>
    <style:style style:name="P6"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Times New Roman" officeooo:rsid="001bd22f" officeooo:paragraph-rsid="001c612a"/>
    </style:style>
    <style:style style:name="P7" style:family="paragraph" style:parent-style-name="Standard">
      <loext:graphic-properties draw:fill="none"/>
      <style:paragraph-properties fo:margin-left="1cm" fo:margin-right="0cm" fo:text-indent="0cm" style:auto-text-indent="false" fo:background-color="transparent"/>
      <style:text-properties style:font-name="Times New Roman" officeooo:rsid="001bd22f" officeooo:paragraph-rsid="001c612a"/>
    </style:style>
    <style:style style:name="P8" style:family="paragraph" style:parent-style-name="Standard">
      <loext:graphic-properties draw:fill="none"/>
      <style:paragraph-properties fo:margin-left="1cm" fo:margin-right="0cm" fo:text-indent="0cm" style:auto-text-indent="false" fo:background-color="transparent"/>
      <style:text-properties style:font-name="Times New Roman" officeooo:rsid="001e372f" officeooo:paragraph-rsid="001e372f"/>
    </style:style>
    <style:style style:name="P9"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Times New Roman" officeooo:rsid="001e372f" officeooo:paragraph-rsid="001e372f"/>
    </style:style>
    <style:style style:name="P10" style:family="paragraph" style:parent-style-name="Standard">
      <loext:graphic-properties draw:fill="none"/>
      <style:paragraph-properties fo:margin-left="0cm" fo:margin-right="0cm" fo:text-indent="0cm" style:auto-text-indent="false" fo:background-color="transparent"/>
      <style:text-properties style:font-name="Times New Roman" officeooo:rsid="001e372f" officeooo:paragraph-rsid="001e372f"/>
    </style:style>
    <style:style style:name="P11"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Times New Roman" officeooo:rsid="001bd22f" officeooo:paragraph-rsid="001e372f"/>
    </style:style>
    <style:style style:name="P12" style:family="paragraph" style:parent-style-name="Standard">
      <loext:graphic-properties draw:fill="none"/>
      <style:paragraph-properties fo:margin-left="1cm" fo:margin-right="0cm" fo:text-indent="0cm" style:auto-text-indent="false" fo:background-color="transparent"/>
      <style:text-properties style:font-name="Times New Roman" officeooo:rsid="001bd22f" officeooo:paragraph-rsid="001e372f"/>
    </style:style>
    <style:style style:name="P13" style:family="paragraph" style:parent-style-name="Standard">
      <loext:graphic-properties draw:fill="none"/>
      <style:paragraph-properties fo:margin-left="1cm" fo:margin-right="0cm" fo:text-indent="0cm" style:auto-text-indent="false" fo:background-color="transparent"/>
      <style:text-properties style:font-name="Times New Roman" officeooo:rsid="001ed012" officeooo:paragraph-rsid="001ed012"/>
    </style:style>
    <style:style style:name="T1" style:family="text">
      <style:text-properties style:text-position="sub 58%"/>
    </style:style>
    <style:style style:name="T2" style:family="text">
      <style:text-properties officeooo:rsid="001c612a"/>
    </style:style>
    <style:style style:name="T3" style:family="text">
      <style:text-properties officeooo:rsid="001e372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iegazione codice ESN</text:p>
      <text:p text:style-name="P1"/>
      <text:p text:style-name="P1">La funzione sparse_eye_init(M) è una funzione che consente di definire una matrice sparsa quadrata di dimensione MxM. Similmente, la funzione sparse_tensor_init(M, N, C) genera un tensore MxN, in cui, in ogni colonna, solo C elementi sono non zero.</text:p>
      <text:p text:style-name="P1">sparse_recurrent_tensor_init(M, C) genera una matrice sparsa di dimensione MxM con, per ogni colonna, solo C elementi non zero. Rappresenta lo stato interno di una rete ricorrente, in particolare sarebbe lo stato interno di ogni recurrent unit in una RNN (nella notazione, h<text:span text:style-name="T1">t</text:span> e h<text:span text:style-name="T1">t-1</text:span>). È un tensore che evolve secondo regole di ricorsione, ovvero basandosi anche sul valore del passato timestamp.</text:p>
      <text:p text:style-name="P1"/>
      <text:p text:style-name="P1">spectral_norm_scaling(W, rho) applica una normalizzazione sul raggio spettrale della matrice W, rendendolo uguale a rho passato.</text:p>
      <text:p text:style-name="P1"/>
      <text:p text:style-name="P1">ReservoirCell:</text:p>
      <text:p text:style-name="P2">__init__(self, input_size, units, input_scaling, spectral_radius, leaky, connectivity_input, connectivity_recurrent) <text:span text:style-name="T2">inizializza una cella del reservoir con un numero di connessioni in input, un certo numero di elementi (stato interno), raggio spettrale, leaky factor (quanto conta lo stato precedente nella determinazione del nuovo stato), kernel da applicare.</text:span></text:p>
      <text:p text:style-name="P3"/>
      <text:p text:style-name="P4">forward(self, xt, h_prev) calcola l’output della cella dato l’input xt e lo stato precedente h_prev.</text:p>
      <text:p text:style-name="P4"/>
      <text:p text:style-name="P4"/>
      <text:p text:style-name="P5">ReservoirLayer:</text:p>
      <text:p text:style-name="P6">__init__(self, input_size, units, input_scaling, spectral_radius, leaky, connectivity_input, connectivity_recurrent) <text:span text:style-name="T2">genera una ReservoirCell e la usa come rete.</text:span></text:p>
      <text:p text:style-name="P7"/>
      <text:p text:style-name="P4">init_hidden(self, batch_size) inizializza <text:span text:style-name="T3">le unità della rete reservoir a 0.</text:span></text:p>
      <text:p text:style-name="P4"/>
      <text:p text:style-name="P8">forward(x, h_prev) allena ogni cella nel reservoir con l’input.</text:p>
      <text:p text:style-name="P8"/>
      <text:p text:style-name="P9"/>
      <text:p text:style-name="P10">DeepReservoir:</text:p>
      <text:p text:style-name="P11">__init__(self, input_size, <text:span text:style-name="T3">tot_</text:span>units, <text:span text:style-name="T3">n_layers, concat</text:span>, input_scaling, <text:span text:style-name="T3">inter_scaling</text:span>, spectral_radius, leaky, connectivity_input, connectivity_recurrent, <text:span text:style-name="T3">connectivity_inter</text:span>) <text:span text:style-name="T3">genera un insieme di reti neurali che hanno ReservoirCell come cella base. Ogni RC ha gli stessi parametri.</text:span></text:p>
      <text:p text:style-name="P12"/>
      <text:p text:style-name="P13">forward(self, X) calcola l’output del reservoir e ritorna gli stati nascosti degli stat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02T12:09:40.866289000</meta:creation-date>
    <dc:date>2025-03-02T14:37:29.945047000</dc:date>
    <meta:editing-duration>PT6M2S</meta:editing-duration>
    <meta:editing-cycles>1</meta:editing-cycles>
    <meta:document-statistic meta:table-count="0" meta:image-count="0" meta:object-count="0" meta:page-count="1" meta:paragraph-count="14" meta:word-count="258" meta:character-count="1967" meta:non-whitespace-character-count="1723"/>
    <meta:generator>LibreOffice/25.2.0.3$MacOSX_AARCH64 LibreOffice_project/e1cf4a87eb02d755bce1a01209907ea5ddc8f069</meta:generator>
  </office:meta>
</office:document-meta>
</file>